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17872" officeooo:paragraph-rsid="00217872"/>
    </style:style>
    <style:style style:name="P2" style:family="paragraph" style:parent-style-name="Standard" style:list-style-name="L1">
      <style:text-properties officeooo:rsid="00217872" officeooo:paragraph-rsid="00217872"/>
    </style:style>
    <style:style style:name="P3" style:family="paragraph" style:parent-style-name="Standard" style:list-style-name="L1">
      <style:text-properties officeooo:paragraph-rsid="00217872"/>
    </style:style>
    <style:style style:name="P4" style:family="paragraph" style:parent-style-name="Standard" style:list-style-name="L1">
      <style:text-properties officeooo:paragraph-rsid="002215a0"/>
    </style:style>
    <style:style style:name="P5" style:family="paragraph" style:parent-style-name="Standard" style:list-style-name="L1">
      <style:text-properties officeooo:rsid="002215a0" officeooo:paragraph-rsid="002215a0"/>
    </style:style>
    <style:style style:name="T1" style:family="text">
      <style:text-properties officeooo:rsid="00217872"/>
    </style:style>
    <style:style style:name="T2" style:family="text">
      <style:text-properties officeooo:rsid="002215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acterísticas:</text:p>
      <text:list xml:id="list3670743477" text:style-name="L1">
        <text:list-item>
          <text:p text:style-name="P3"><text:span text:style-name="T1">Las personas sordas podrán sentir la música y componerla.</text:span></text:p>
        </text:list-item>
        <text:list-item>
          <text:p text:style-name="P2">FootVibes tiene bajo coste de producción y tecnológicmente sencillo.</text:p>
        </text:list-item>
        <text:list-item>
          <text:p text:style-name="P4"><text:span text:style-name="T2">Las notas aparecerían en una partitura y estas se transformarian en vibracion</text:span></text:p>
        </text:list-item>
        <text:list-item>
          <text:p text:style-name="P5">En la base estaría el sensor bluethooth y la batería</text:p>
        </text:list-item>
        <text:list-item>
          <text:p text:style-name="P5">El material empleado será silicona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9T15:49:26.764000000</meta:creation-date>
    <meta:generator>LibreOffice/6.3.1.2$Windows_X86_64 LibreOffice_project/b79626edf0065ac373bd1df5c28bd630b4424273</meta:generator>
    <dc:date>2019-11-09T16:36:05.352000000</dc:date>
    <meta:editing-duration>PT15M53S</meta:editing-duration>
    <meta:editing-cycles>2</meta:editing-cycles>
    <meta:document-statistic meta:table-count="0" meta:image-count="0" meta:object-count="0" meta:page-count="1" meta:paragraph-count="6" meta:word-count="51" meta:character-count="310" meta:non-whitespace-character-count="270"/>
  </office:meta>
</office:document-meta>
</file>